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94c3" officeooo:paragraph-rsid="001994c3"/>
    </style:style>
    <style:style style:name="P2" style:family="paragraph" style:parent-style-name="Standard">
      <style:text-properties officeooo:rsid="001994c3" officeooo:paragraph-rsid="001a4f84"/>
    </style:style>
    <style:style style:name="P3" style:family="paragraph" style:parent-style-name="Standard">
      <style:text-properties officeooo:rsid="001994c3" officeooo:paragraph-rsid="001bd98a"/>
    </style:style>
    <style:style style:name="P4" style:family="paragraph" style:parent-style-name="Standard">
      <style:text-properties fo:font-weight="bold" officeooo:rsid="001994c3" officeooo:paragraph-rsid="001994c3" style:font-weight-asian="bold" style:font-weight-complex="bold"/>
    </style:style>
    <style:style style:name="P5" style:family="paragraph" style:parent-style-name="Standard">
      <style:text-properties fo:font-weight="bold" officeooo:rsid="001994c3" officeooo:paragraph-rsid="001a4f84" style:font-weight-asian="bold" style:font-weight-complex="bold"/>
    </style:style>
    <style:style style:name="P6" style:family="paragraph" style:parent-style-name="Standard">
      <style:text-properties fo:font-weight="bold" officeooo:rsid="001994c3" officeooo:paragraph-rsid="001bd98a" style:font-weight-asian="bold" style:font-weight-complex="bold"/>
    </style:style>
    <style:style style:name="P7" style:family="paragraph" style:parent-style-name="Standard">
      <style:text-properties fo:font-weight="bold" officeooo:rsid="001994c3" officeooo:paragraph-rsid="001c36b1" style:font-weight-asian="bold" style:font-weight-complex="bold"/>
    </style:style>
    <style:style style:name="P8" style:family="paragraph" style:parent-style-name="Standard">
      <style:text-properties fo:font-weight="bold" officeooo:rsid="001994c3" officeooo:paragraph-rsid="001e201e" style:font-weight-asian="bold" style:font-weight-complex="bold"/>
    </style:style>
    <style:style style:name="P9" style:family="paragraph" style:parent-style-name="Standard">
      <style:text-properties fo:font-weight="bold" officeooo:rsid="001c36b1" officeooo:paragraph-rsid="001c36b1" style:font-weight-asian="bold" style:font-weight-complex="bold"/>
    </style:style>
    <style:style style:name="P10" style:family="paragraph" style:parent-style-name="Standard">
      <style:text-properties fo:font-weight="normal" officeooo:rsid="001994c3" officeooo:paragraph-rsid="001bd98a" style:font-weight-asian="normal" style:font-weight-complex="normal"/>
    </style:style>
    <style:style style:name="P11" style:family="paragraph" style:parent-style-name="Standard">
      <style:text-properties fo:font-weight="normal" officeooo:rsid="001bd98a" officeooo:paragraph-rsid="001bd98a" style:font-weight-asian="normal" style:font-weight-complex="normal"/>
    </style:style>
    <style:style style:name="P12" style:family="paragraph" style:parent-style-name="Standard">
      <style:text-properties fo:font-weight="normal" officeooo:rsid="001bd98a" officeooo:paragraph-rsid="001c36b1" style:font-weight-asian="normal" style:font-weight-complex="normal"/>
    </style:style>
    <style:style style:name="P13" style:family="paragraph" style:parent-style-name="Standard">
      <style:text-properties fo:font-weight="normal" officeooo:rsid="001c36b1" officeooo:paragraph-rsid="001c36b1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a4f84" style:font-weight-asian="normal" style:font-weight-complex="normal"/>
    </style:style>
    <style:style style:name="T4" style:family="text">
      <style:text-properties fo:font-weight="normal" officeooo:rsid="001bd98a" style:font-weight-asian="normal" style:font-weight-complex="normal"/>
    </style:style>
    <style:style style:name="T5" style:family="text">
      <style:text-properties fo:font-weight="normal" officeooo:rsid="001c36b1" style:font-weight-asian="normal" style:font-weight-complex="normal"/>
    </style:style>
    <style:style style:name="T6" style:family="text">
      <style:text-properties fo:font-weight="normal" officeooo:rsid="001e201e" style:font-weight-asian="normal" style:font-weight-complex="normal"/>
    </style:style>
    <style:style style:name="T7" style:family="text">
      <style:text-properties officeooo:rsid="001bd98a"/>
    </style:style>
    <style:style style:name="T8" style:family="text">
      <style:text-properties officeooo:rsid="001c36b1"/>
    </style:style>
    <style:style style:name="T9" style:family="text">
      <style:text-properties officeooo:rsid="001e20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: 23/03/2017</text:p>
      <text:p text:style-name="P1"/>
      <text:p text:style-name="P4">1. Considerando a biblioteca-padrão da linguagem C, responda:</text:p>
      <text:p text:style-name="P4"><text:tab/>(a) Quais são as funções (e seus protótipos) para abrir e fechar arquivos?</text:p>
      <text:p text:style-name="P1"><text:tab/>-FILE* fopen (const char * filename, const char *mode), <text:span text:style-name="T7">Abre um arquivo.</text:span></text:p>
      <text:p text:style-name="P3"><text:tab/></text:p>
      <text:p text:style-name="P3"><text:s/><text:tab/>-int fclose (FILE *stream), <text:span text:style-name="T7">fecha o arquivo</text:span>.</text:p>
      <text:p text:style-name="P2"><text:tab/></text:p>
      <text:p text:style-name="P2"><text:tab/>(<text:span text:style-name="T1">b) Quais são as funções (e seus protótipos) para escrever em arquivos?</text:span></text:p>
      <text:p text:style-name="P6"><text:tab/></text:p>
      <text:p text:style-name="P6">-<text:span text:style-name="T7">i</text:span><text:span text:style-name="T3">nt putc (int ch, FILE *fp), </text:span><text:span text:style-name="T4">Escreve um caractere.</text:span></text:p>
      <text:p text:style-name="P6"><text:span text:style-name="T4"/></text:p>
      <text:p text:style-name="P6"><text:span text:style-name="T3">-</text:span><text:span text:style-name="T4">char *fputs (char *str,FILE *fp);, Escreve uma string.</text:span></text:p>
      <text:p text:style-name="P6"><text:span text:style-name="T4"><text:tab/></text:span></text:p>
      <text:p text:style-name="P6"><text:span text:style-name="T4">-unsigned fwrite (void *buffer,int numero_de_bytes,intcount,FILE *fp); Escreve bloco de dados.</text:span></text:p>
      <text:p text:style-name="P6"><text:span text:style-name="T4"/></text:p>
      <text:p text:style-name="P7"><text:span text:style-name="T4">-</text:span><text:span text:style-name="T5">int printf (char *str,...); Escreve caracteres um STDOUT.</text:span></text:p>
      <text:p text:style-name="P7"><text:span text:style-name="T5"/></text:p>
      <text:p text:style-name="P9"><text:span text:style-name="T2">-int sprintf ( char * str, const char * format, ... ); Escreve caracteres em uma string.</text:span></text:p>
      <text:p text:style-name="P9"><text:span text:style-name="T2"/></text:p>
      <text:p text:style-name="P9"><text:span text:style-name="T2">-int fprintf ( FILE * stream, const char * format, ... ); Escreve caracteres em stream.</text:span></text:p>
      <text:p text:style-name="P5"><text:span text:style-name="T3"/></text:p>
      <text:p text:style-name="P6"><text:tab/></text:p>
      <text:p text:style-name="P6">(c) Quais são as funções (e seus protótipos) para ler arquivos?</text:p>
      <text:p text:style-name="P10">- <text:span text:style-name="T7">int getc (FILE *fp) , le um caractere</text:span></text:p>
      <text:p text:style-name="P10"/>
      <text:p text:style-name="P10">-<text:span text:style-name="T7">char *fgets (char *str, int tamanho,FILE *fp);, le um string de um stream.</text:span></text:p>
      <text:p text:style-name="P11"/>
      <text:p text:style-name="P11">-unsigned fread (void *buffer, int numero_de_bytes, int</text:p>
      <text:p text:style-name="P11">count, FILE *fp); Lê bloco de dados.</text:p>
      <text:p text:style-name="P11"/>
      <text:p text:style-name="P12">-<text:span text:style-name="T8">int scanf (char *str,...); Le dados de stdin.</text:span></text:p>
      <text:p text:style-name="P12"/>
      <text:p text:style-name="P13">- int sscanf ( const char * s, const char * format, ...); Lê dados de uma string.</text:p>
      <text:p text:style-name="P13"/>
      <text:p text:style-name="P13">int fscanf ( FILE * stream, const char * format, ... ); Lê dadps de uma stream.</text:p>
      <text:p text:style-name="P4">(d) Quais são as funções (e seus protótipos) para reposicionar um ponteiro para arquivo?</text:p>
      <text:p text:style-name="P13">- int fseek ( FILE * stream, long int offset, int origin ); Posiciona ponteiro de stream.</text:p>
      <text:p text:style-name="P13"/>
      <text:p text:style-name="P13">-void rewind ( FILE * stream ); Volta ponteiro para início.</text:p>
      <text:p text:style-name="P4"/>
      <text:p text:style-name="P13">int remove (char *nome_do_arquivo); Apara um arquivo.</text:p>
      <text:p text:style-name="P4"/>
      <text:p text:style-name="P4"><text:tab/>(e) Quais bibliotecas devem ser incluídas no código para poder utilizar as funções acima?</text:p>
      <text:p text:style-name="P13">-Stidio.h</text:p>
      <text:p text:style-name="P13"/>
      <text:p text:style-name="P13">-stdlib.h</text:p>
      <text:p text:style-name="P13"/>
      <text:p text:style-name="P13"/>
      <text:p text:style-name="P13"/>
      <text:p text:style-name="P1"/>
      <text:p text:style-name="P4"><text:soft-page-break/>2. O que é a norma POSIX?</text:p>
      <text:p text:style-name="P4"><text:tab/><text:span text:style-name="T6">Norma definida pela IEEE para haver uma compatibilidade de códigos fontes entre sistemas operacionais, ou seja uma interface mínima de chamada de sistemas entre vários sistemas operacioanis</text:span></text:p>
      <text:p text:style-name="P4"/>
      <text:p text:style-name="P4">3. Considerando a norma POSIX, responda:</text:p>
      <text:p text:style-name="P4"><text:tab/>(a) Quais são as funções (e seus protótipos) para abrir e fechar arquivos?</text:p>
      <text:p text:style-name="P8"><text:tab/><text:span text:style-name="T6">int open(const char* path, int oflag, …) ; abre arquivos </text:span></text:p>
      <text:p text:style-name="P8"><text:span text:style-name="T6"><text:tab/></text:span></text:p>
      <text:p text:style-name="P8"><text:span text:style-name="T6"><text:tab/>int close(int fildes); Fecha arquivos</text:span></text:p>
      <text:p text:style-name="P8"><text:span text:style-name="T6"/></text:p>
      <text:p text:style-name="P4"><text:tab/>(b) Quais são as funções (e seus protótipos) para escrever em arquivos?</text:p>
      <text:p text:style-name="P8"><text:tab/><text:span text:style-name="T6">ssize_t write(int fildes, const void *buf, size_t nbyte); Escreve em arquivos</text:span></text:p>
      <text:p text:style-name="P4"/>
      <text:p text:style-name="P4"><text:tab/>(c) Quais são as funções (e seus protótipos) para ler arquivos?</text:p>
      <text:p text:style-name="P8"><text:tab/><text:span text:style-name="T6">ssize_t read(int fildes, void *buf, size_t nbyte);</text:span></text:p>
      <text:p text:style-name="P4"><text:tab/>(d) Quais são as funções (e seus protótipos) para reposicionar um ponteiro para arquivo?</text:p>
      <text:p text:style-name="P8"><text:tab/><text:span text:style-name="T6">off_t lseek(int fd, off_t offset, int whence); </text:span></text:p>
      <text:p text:style-name="P8"><text:tab/>(e) Quais bibliotecas devem ser incluídas no código para poder utilizar as funções acima?</text:p>
      <text:p text:style-name="P8"><text:tab/><text:span text:style-name="T6">fcntl.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23:11:39.539824966</meta:creation-date>
    <dc:date>2017-03-30T00:02:14.888912315</dc:date>
    <meta:editing-duration>PT9M44S</meta:editing-duration>
    <meta:editing-cycles>1</meta:editing-cycles>
    <meta:document-statistic meta:table-count="0" meta:image-count="0" meta:object-count="0" meta:page-count="2" meta:paragraph-count="47" meta:word-count="422" meta:character-count="2580" meta:non-whitespace-character-count="2173"/>
    <meta:generator>LibreOffice/5.1.6.2$Linux_X86_64 LibreOffice_project/10m0$Build-2</meta:generator>
  </office:meta>
</office:document-meta>
</file>